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56cm" fo:min-width="3.306cm"/>
    </style:style>
    <style:style style:name="gr2" style:family="graphic" style:parent-style-name="standard">
      <style:graphic-properties draw:textarea-horizontal-align="justify" draw:textarea-vertical-align="middle" draw:auto-grow-height="false" fo:min-height="0.246cm" fo:min-width="0.20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text">
      <style:graphic-properties draw:textarea-horizontal-align="justify" draw:textarea-vertical-align="middle" draw:auto-grow-height="false" fo:min-height="0.95cm" fo:min-width="0.95cm"/>
    </style:style>
    <style:style style:name="gr5" style:family="graphic" style:parent-style-name="text">
      <style:graphic-properties draw:textarea-horizontal-align="justify" draw:textarea-vertical-align="middle" draw:auto-grow-height="false" fo:min-height="1.1cm" fo:min-width="1.026cm"/>
    </style:style>
    <style:style style:name="gr6" style:family="graphic" style:parent-style-name="text">
      <style:graphic-properties draw:textarea-vertical-align="middle" draw:auto-grow-height="false" fo:min-height="1.418cm" fo:min-width="1.724cm"/>
    </style:style>
    <style:style style:name="gr7" style:family="graphic" style:parent-style-name="text">
      <style:graphic-properties draw:textarea-horizontal-align="justify" draw:textarea-vertical-align="middle" draw:auto-grow-height="false" fo:min-height="1.1cm" fo:min-width="0.95cm"/>
    </style:style>
    <style:style style:name="gr8" style:family="graphic" style:parent-style-name="text">
      <style:graphic-properties draw:textarea-vertical-align="middle" draw:auto-grow-height="false" fo:min-height="1.418cm" fo:min-width="1.908cm"/>
    </style:style>
    <style:style style:name="gr9" style:family="graphic" style:parent-style-name="text">
      <style:graphic-properties draw:textarea-horizontal-align="justify" draw:textarea-vertical-align="middle" draw:auto-grow-height="false" fo:min-height="1.2cm" fo:min-width="1.2cm"/>
    </style:style>
    <style:style style:name="gr10" style:family="graphic" style:parent-style-name="text">
      <style:graphic-properties draw:textarea-horizontal-align="justify" draw:textarea-vertical-align="middle" draw:auto-grow-height="false" fo:min-height="2.006cm" fo:min-width="3.456cm"/>
    </style:style>
    <style:style style:name="gr11" style:family="graphic" style:parent-style-name="text">
      <style:graphic-properties draw:textarea-vertical-align="middle" draw:auto-grow-height="false" fo:min-height="0.4cm" fo:min-width="1.908cm"/>
    </style:style>
    <style:style style:name="gr12" style:family="graphic" style:parent-style-name="standard">
      <style:graphic-properties draw:textarea-horizontal-align="justify" draw:textarea-vertical-align="middle" draw:auto-grow-height="false" fo:min-height="0.834cm" fo:min-width="3.384cm"/>
    </style:style>
    <style:style style:name="gr13" style:family="graphic" style:parent-style-name="standard">
      <style:graphic-properties draw:stroke="none" svg:stroke-color="#000000" draw:fill="none" draw:fill-color="#ffffff" fo:min-height="4.05cm"/>
    </style:style>
    <style:style style:name="gr14" style:family="graphic" style:parent-style-name="standard">
      <style:graphic-properties draw:stroke="none" svg:stroke-color="#000000" draw:fill="none" draw:fill-color="#ffffff" fo:min-height="2.0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2pt" style:font-size-complex="12pt"/>
    </style:style>
    <style:style style:name="P3" style:family="paragraph">
      <style:paragraph-properties fo:text-align="center"/>
      <style:text-properties fo:font-size="11pt"/>
    </style:style>
    <style:style style:name="P4" style:family="paragraph">
      <loext:graphic-properties draw:fill="none"/>
      <style:paragraph-properties fo:text-align="center"/>
      <style:text-properties fo:font-size="11pt"/>
    </style:style>
    <style:style style:name="P5" style:family="paragraph">
      <style:paragraph-properties fo:text-align="center"/>
      <style:text-properties fo:font-size="11pt" style:font-size-asian="11pt" style:font-size-complex="11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</style:style>
    <style:style style:name="P8" style:family="paragraph">
      <loext:graphic-properties draw:fill="none" draw:fill-color="#ffffff"/>
      <style:text-properties fo:font-size="72pt" style:font-size-asian="72pt" style:font-size-complex="72pt"/>
    </style:style>
    <style:style style:name="P9" style:family="paragraph">
      <loext:graphic-properties draw:fill="none" draw:fill-color="#ffffff"/>
      <style:text-properties fo:font-size="36pt" style:font-size-asian="36pt" style:font-size-complex="36pt"/>
    </style:style>
    <style:style style:name="T1" style:family="text">
      <style:text-properties fo:font-size="11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72pt" style:font-size-asian="72pt" style:font-size-complex="72pt"/>
    </style:style>
    <style:style style:name="T4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arsayılan">
        <draw:custom-shape draw:style-name="gr1" draw:text-style-name="P2" xml:id="id2" draw:id="id2" draw:layer="layout" svg:width="4cm" svg:height="2cm" svg:x="11.1cm" svg:y="11.4cm">
          <text:p text:style-name="P1"><text:span text:style-name="T1">Başlangıç </text:span><text:span text:style-name="T1"><text:line-break/></text:span><text:span text:style-name="T1">Seçenekler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" draw:id="id1" draw:layer="layout" svg:width="1cm" svg:height="0.7cm" svg:x="12.6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3.1cm" svg:y1="9.7cm" svg:x2="13.1cm" svg:y2="11.4cm" draw:start-shape="id1" draw:start-glue-point="8" draw:end-shape="id2" draw:end-glue-point="0" svg:d="M13100 9700v1700" svg:viewBox="0 0 1 1701">
          <text:p/>
        </draw:connector>
        <draw:custom-shape draw:style-name="gr4" draw:text-style-name="P5" xml:id="id3" draw:id="id3" draw:layer="layout" svg:width="2.9cm" svg:height="2.4cm" svg:x="11.65cm" svg:y="16cm">
          <text:p text:style-name="P1"><text:span text:style-name="T2">Kullanıcı </text:span></text:p>
          <text:p text:style-name="P1"><text:span text:style-name="T2">Girişi 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5" xml:id="id4" draw:id="id4" draw:layer="layout" svg:width="3.05cm" svg:height="2.7cm" svg:x="11.7cm" svg:y="27.1cm">
          <text:p text:style-name="P1"><text:span text:style-name="T2"/></text:p>
          <text:p text:style-name="P1"><text:span text:style-name="T2">Yeni Kullanıcı</text:span></text:p>
          <text:p text:style-name="P1"><text:span text:style-name="T2">Oluştur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5" xml:id="id5" draw:id="id5" draw:layer="layout" svg:width="2.9cm" svg:height="2.4cm" svg:x="11.7cm" svg:y="34.2cm">
          <text:p text:style-name="P1"><text:span text:style-name="T2">Giriş “q mu”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6" draw:layer="layout" draw:type="line" svg:x1="13.1cm" svg:y1="18.4cm" svg:x2="13.225cm" svg:y2="27.1cm" draw:start-shape="id3" draw:start-glue-point="6" draw:end-shape="id4" draw:end-glue-point="4" svg:d="M13100 18400l125 8700" svg:viewBox="0 0 126 8701">
          <text:p/>
        </draw:connector>
        <draw:connector draw:style-name="gr3" draw:text-style-name="P6" draw:layer="layout" draw:type="line" svg:x1="13.225cm" svg:y1="29.8cm" svg:x2="13.15cm" svg:y2="34.2cm" draw:start-shape="id4" draw:start-glue-point="6" draw:end-shape="id5" draw:end-glue-point="4" svg:d="M13225 29800l-75 4400" svg:viewBox="0 0 76 4401">
          <text:p/>
        </draw:connector>
        <draw:connector draw:style-name="gr3" draw:text-style-name="P6" draw:layer="layout" draw:type="line" svg:x1="13.1cm" svg:y1="13.4cm" svg:x2="13.1cm" svg:y2="16cm" draw:start-shape="id2" draw:start-glue-point="2" draw:end-shape="id3" draw:end-glue-point="4" svg:d="M13100 13400v2600" svg:viewBox="0 0 1 2601">
          <text:p/>
        </draw:connector>
        <draw:connector draw:style-name="gr3" draw:text-style-name="P6" draw:layer="layout" draw:type="line" svg:x1="13.15cm" svg:y1="36.6cm" svg:x2="13.2cm" svg:y2="38.4cm" draw:start-shape="id5" draw:start-glue-point="6" draw:end-shape="id6" draw:end-glue-point="4" svg:d="M13150 36600l50 1800" svg:viewBox="0 0 51 1801">
          <text:p/>
        </draw:connector>
        <draw:connector draw:style-name="gr3" draw:text-style-name="P6" draw:layer="layout" draw:type="line" svg:x1="14.55cm" svg:y1="17.2cm" svg:x2="20.8cm" svg:y2="17.2cm" draw:start-shape="id3" draw:start-glue-point="7" draw:end-shape="id7" draw:end-glue-point="5" svg:d="M14550 17200h6250" svg:viewBox="0 0 6251 1">
          <text:p/>
        </draw:connector>
        <draw:connector draw:style-name="gr3" draw:text-style-name="P7" draw:layer="layout" svg:x1="26.3cm" svg:y1="15.75cm" svg:x2="15.1cm" svg:y2="12.4cm" draw:start-shape="id8" draw:start-glue-point="4" draw:end-shape="id2" draw:end-glue-point="1" svg:d="M26300 15750v-3350h-11200" svg:viewBox="0 0 11201 3351">
          <text:p/>
        </draw:connector>
        <draw:connector draw:style-name="gr3" draw:text-style-name="P7" draw:layer="layout" svg:x1="40.5cm" svg:y1="15.75cm" svg:x2="15.1cm" svg:y2="12.4cm" draw:start-shape="id9" draw:start-glue-point="4" draw:end-shape="id2" draw:end-glue-point="1" svg:d="M40500 15750v-3350h-25400" svg:viewBox="0 0 25401 3351">
          <text:p/>
        </draw:connector>
        <draw:custom-shape draw:style-name="gr6" draw:text-style-name="P1" xml:id="id7" draw:id="id7" draw:layer="layout" svg:width="2.4cm" svg:height="1.8cm" svg:x="20.8cm" svg:y="16.3cm">
          <text:p text:style-name="P1"><text:span text:style-name="T2">K.A.</text:span></text:p>
          <text:p text:style-name="P1"><text:span text:style-name="T2">ist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1" xml:id="id10" draw:id="id10" draw:layer="layout" svg:width="2.9cm" svg:height="2.7cm" svg:x="30.9cm" svg:y="15.85cm">
          <text:p text:style-name="P1">K.A. DB’de </text:p>
          <text:p text:style-name="P1">var mı? 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7" draw:layer="layout" draw:type="line" svg:x1="33.8cm" svg:y1="17.2cm" svg:x2="35.1cm" svg:y2="17.2cm" draw:start-shape="id10" draw:start-glue-point="7" draw:end-shape="id11" draw:end-glue-point="5" svg:d="M33800 17200h1300" svg:viewBox="0 0 1301 1">
          <text:p/>
        </draw:connector>
        <draw:custom-shape draw:style-name="gr8" draw:text-style-name="P1" xml:id="id11" draw:id="id11" draw:layer="layout" svg:width="2.6cm" svg:height="1.8cm" svg:x="35.1cm" svg:y="16.3cm">
          <text:p text:style-name="P1"><text:span text:style-name="T2">Şifre</text:span></text:p>
          <text:p text:style-name="P1"><text:span text:style-name="T2">ist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1" xml:id="id12" draw:id="id12" draw:layer="layout" svg:width="2.9cm" svg:height="2.7cm" svg:x="43.5cm" svg:y="15.85cm">
          <text:p text:style-name="P1">Şifre</text:p>
          <text:p text:style-name="P1">Doğru mu? 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9" draw:text-style-name="P1" xml:id="id8" draw:id="id8" draw:layer="layout" svg:width="3.4cm" svg:height="2.9cm" svg:x="24.6cm" svg:y="15.75cm">
          <text:p text:style-name="P1">Giriş “q” mu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9" draw:text-style-name="P1" xml:id="id9" draw:id="id9" draw:layer="layout" svg:width="3.4cm" svg:height="2.9cm" svg:x="38.8cm" svg:y="15.75cm">
          <text:p text:style-name="P1">Giriş “q” mu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0" draw:text-style-name="P1" xml:id="id25" draw:id="id25" draw:layer="layout" svg:width="4.2cm" svg:height="2.5cm" svg:x="70cm" svg:y="9.1cm">
          <text:p text:style-name="P1">K. İşlemleri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7" draw:layer="layout" svg:x1="23.2cm" svg:y1="17.2cm" svg:x2="24.6cm" svg:y2="17.2cm" draw:start-shape="id7" draw:start-glue-point="7" draw:end-shape="id8" svg:d="M23200 17200h1400" svg:viewBox="0 0 1401 1">
          <text:p/>
        </draw:connector>
        <draw:connector draw:style-name="gr3" draw:text-style-name="P7" draw:layer="layout" svg:x1="28cm" svg:y1="17.2cm" svg:x2="30.9cm" svg:y2="17.2cm" draw:start-shape="id8" draw:start-glue-point="7" draw:end-shape="id10" draw:end-glue-point="5" svg:d="M28000 17200h2900" svg:viewBox="0 0 2901 1">
          <text:p/>
        </draw:connector>
        <draw:connector draw:style-name="gr3" draw:text-style-name="P7" draw:layer="layout" draw:line-skew="1.798cm" svg:x1="32.35cm" svg:y1="18.55cm" svg:x2="22cm" svg:y2="18.1cm" draw:start-shape="id10" draw:start-glue-point="6" draw:end-shape="id7" draw:end-glue-point="6" svg:d="M32350 18550v2300h-10350v-2750" svg:viewBox="0 0 10351 2751">
          <text:p/>
        </draw:connector>
        <draw:connector draw:style-name="gr3" draw:text-style-name="P7" draw:layer="layout" draw:type="line" svg:x1="37.7cm" svg:y1="17.2cm" svg:x2="38.8cm" svg:y2="17.2cm" draw:start-shape="id11" draw:start-glue-point="7" draw:end-shape="id9" draw:end-glue-point="5" svg:d="M37700 17200h1100" svg:viewBox="0 0 1101 1">
          <text:p/>
        </draw:connector>
        <draw:connector draw:style-name="gr3" draw:text-style-name="P7" draw:layer="layout" svg:x1="42.2cm" svg:y1="17.2cm" svg:x2="43.5cm" svg:y2="17.2cm" draw:start-shape="id9" draw:start-glue-point="7" draw:end-shape="id12" draw:end-glue-point="5" svg:d="M42200 17200h1300" svg:viewBox="0 0 1301 1">
          <text:p/>
        </draw:connector>
        <draw:connector draw:style-name="gr3" draw:text-style-name="P7" draw:layer="layout" draw:line-skew="1.848cm" svg:x1="44.95cm" svg:y1="18.55cm" svg:x2="22cm" svg:y2="18.1cm" draw:start-shape="id12" draw:start-glue-point="6" draw:end-shape="id7" draw:end-glue-point="6" svg:d="M44950 18550v2350h-22950v-2800" svg:viewBox="0 0 22951 2801">
          <text:p/>
        </draw:connector>
        <draw:custom-shape draw:style-name="gr8" draw:text-style-name="P1" xml:id="id14" draw:id="id14" draw:layer="layout" svg:width="2.6cm" svg:height="1.8cm" svg:x="20.1cm" svg:y="27.5cm">
          <text:p text:style-name="P1"><text:span text:style-name="T2">K.A.</text:span></text:p>
          <text:p text:style-name="P1"><text:span text:style-name="T2">ist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1" xml:id="id15" draw:id="id15" draw:layer="layout" svg:width="3.4cm" svg:height="2.9cm" svg:x="24.9cm" svg:y="27cm">
          <text:p text:style-name="P1">Giriş “q” mu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1" xml:id="id17" draw:id="id17" draw:layer="layout" svg:width="2.9cm" svg:height="2.7cm" svg:x="29.8cm" svg:y="27.2cm">
          <text:p text:style-name="P1">K.A. DB’de </text:p>
          <text:p text:style-name="P1">var mı? 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8" draw:text-style-name="P1" xml:id="id18" draw:id="id18" draw:layer="layout" svg:width="2.6cm" svg:height="1.8cm" svg:x="34.3cm" svg:y="27.5cm">
          <text:p text:style-name="P1"><text:span text:style-name="T2">Şifre</text:span></text:p>
          <text:p text:style-name="P1"><text:span text:style-name="T2">ist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1" xml:id="id19" draw:id="id19" draw:layer="layout" svg:width="3.4cm" svg:height="2.9cm" svg:x="38cm" svg:y="27.1cm">
          <text:p text:style-name="P1">Giriş “q” mu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6" xml:id="id13" draw:id="id13" draw:layer="layout" draw:type="line" svg:x1="14.75cm" svg:y1="28.45cm" svg:x2="14.75cm" svg:y2="28.45cm" draw:start-shape="id4" draw:start-glue-point="7" draw:end-shape="id4" draw:end-glue-point="7" svg:d="M14750 28450z" svg:viewBox="0 0 1 1">
          <text:p/>
        </draw:connector>
        <draw:connector draw:style-name="gr3" draw:text-style-name="P6" draw:layer="layout" draw:type="line" svg:x1="14.75cm" svg:y1="28.45cm" svg:x2="20.1cm" svg:y2="28.4cm" draw:start-shape="id13" draw:start-glue-point="0" draw:end-shape="id14" draw:end-glue-point="5" svg:d="M14750 28450l5350-50" svg:viewBox="0 0 5351 51">
          <text:p/>
        </draw:connector>
        <draw:custom-shape draw:style-name="gr1" draw:text-style-name="P2" xml:id="id16" draw:id="id16" draw:layer="layout" svg:width="4cm" svg:height="2cm" svg:x="15.1cm" svg:y="23.1cm">
          <text:p text:style-name="P1"><text:span text:style-name="T1">Başlangıç </text:span><text:span text:style-name="T1"><text:line-break/></text:span><text:span text:style-name="T1">Seçenekler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6" draw:layer="layout" svg:x1="26.6cm" svg:y1="27cm" svg:x2="19.1cm" svg:y2="24.1cm" draw:start-shape="id15" draw:start-glue-point="4" draw:end-shape="id16" draw:end-glue-point="1" svg:d="M26600 27000v-2900h-7500" svg:viewBox="0 0 7501 2901">
          <text:p/>
        </draw:connector>
        <draw:connector draw:style-name="gr3" draw:text-style-name="P6" draw:layer="layout" draw:type="line" svg:x1="22.7cm" svg:y1="28.4cm" svg:x2="24.9cm" svg:y2="28.45cm" draw:start-shape="id14" draw:start-glue-point="7" draw:end-shape="id15" draw:end-glue-point="5" svg:d="M22700 28400l2200 50" svg:viewBox="0 0 2201 51">
          <text:p/>
        </draw:connector>
        <draw:connector draw:style-name="gr3" draw:text-style-name="P6" draw:layer="layout" draw:line-skew="2.098cm" svg:x1="31.25cm" svg:y1="29.9cm" svg:x2="21.4cm" svg:y2="29.3cm" draw:start-shape="id17" draw:start-glue-point="6" draw:end-shape="id14" draw:end-glue-point="6" svg:d="M31250 29900v2600h-9850v-3200" svg:viewBox="0 0 9851 3201">
          <text:p/>
        </draw:connector>
        <draw:connector draw:style-name="gr3" draw:text-style-name="P6" draw:layer="layout" draw:type="line" svg:x1="28.3cm" svg:y1="28.45cm" svg:x2="29.8cm" svg:y2="28.55cm" draw:start-shape="id15" draw:start-glue-point="7" draw:end-shape="id17" draw:end-glue-point="5" svg:d="M28300 28450l1500 100" svg:viewBox="0 0 1501 101">
          <text:p/>
        </draw:connector>
        <draw:connector draw:style-name="gr3" draw:text-style-name="P6" draw:layer="layout" draw:type="line" svg:x1="32.7cm" svg:y1="28.55cm" svg:x2="34.3cm" svg:y2="28.4cm" draw:start-shape="id17" draw:start-glue-point="7" draw:end-shape="id18" draw:end-glue-point="5" svg:d="M32700 28550l1600-150" svg:viewBox="0 0 1601 151">
          <text:p/>
        </draw:connector>
        <draw:connector draw:style-name="gr3" draw:text-style-name="P6" draw:layer="layout" svg:x1="39.7cm" svg:y1="27.1cm" svg:x2="19.1cm" svg:y2="24.1cm" draw:start-shape="id19" draw:start-glue-point="4" draw:end-shape="id16" draw:end-glue-point="1" svg:d="M39700 27100v-3000h-20600" svg:viewBox="0 0 20601 3001">
          <text:p/>
        </draw:connector>
        <draw:connector draw:style-name="gr3" draw:text-style-name="P6" draw:layer="layout" draw:type="line" svg:x1="36.9cm" svg:y1="28.4cm" svg:x2="38cm" svg:y2="28.55cm" draw:start-shape="id18" draw:start-glue-point="7" draw:end-shape="id19" draw:end-glue-point="5" svg:d="M36900 28400l1100 150" svg:viewBox="0 0 1101 151">
          <text:p/>
        </draw:connector>
        <draw:custom-shape draw:style-name="gr8" draw:text-style-name="P1" xml:id="id20" draw:id="id20" draw:layer="layout" svg:width="2.6cm" svg:height="1.8cm" svg:x="42.8cm" svg:y="27.7cm">
          <text:p text:style-name="P1"><text:span text:style-name="T2">Tekrar şifte</text:span></text:p>
          <text:p text:style-name="P1"><text:span text:style-name="T2">ist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6" draw:layer="layout" draw:type="line" svg:x1="41.4cm" svg:y1="28.55cm" svg:x2="42.8cm" svg:y2="28.6cm" draw:start-shape="id19" draw:start-glue-point="7" draw:end-shape="id20" draw:end-glue-point="5" svg:d="M41400 28550l1400 50" svg:viewBox="0 0 1401 51">
          <text:p/>
        </draw:connector>
        <draw:custom-shape draw:style-name="gr9" draw:text-style-name="P1" xml:id="id21" draw:id="id21" draw:layer="layout" svg:width="3.4cm" svg:height="2.9cm" svg:x="50.5cm" svg:y="27.2cm">
          <text:p text:style-name="P1">Girilen şifreler</text:p>
          <text:p text:style-name="P1"><text:s/>uyuşuyor mu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6" draw:layer="layout" draw:line-skew="1.898cm" svg:x1="52.2cm" svg:y1="30.1cm" svg:x2="35.6cm" svg:y2="29.3cm" draw:start-shape="id21" draw:start-glue-point="6" draw:end-shape="id18" draw:end-glue-point="6" svg:d="M52200 30100v2400h-16600v-3200" svg:viewBox="0 0 16601 3201">
          <text:p/>
        </draw:connector>
        <draw:custom-shape draw:style-name="gr8" draw:text-style-name="P1" xml:id="id22" draw:id="id22" draw:layer="layout" svg:width="2.6cm" svg:height="1.8cm" svg:x="55.8cm" svg:y="27.7cm">
          <text:p text:style-name="P1"><text:span text:style-name="T2">Kullanıcı </text:span></text:p>
          <text:p text:style-name="P1"><text:span text:style-name="T2">Oluştu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6" draw:layer="layout" draw:type="line" svg:x1="53.9cm" svg:y1="28.65cm" svg:x2="55.8cm" svg:y2="28.6cm" draw:start-shape="id21" draw:start-glue-point="7" draw:end-shape="id22" draw:end-glue-point="5" svg:d="M53900 28650l1900-50" svg:viewBox="0 0 1901 51">
          <text:p/>
        </draw:connector>
        <draw:custom-shape draw:style-name="gr8" draw:text-style-name="P1" xml:id="id23" draw:id="id23" draw:layer="layout" svg:width="2.6cm" svg:height="1.8cm" svg:x="60.5cm" svg:y="27.9cm">
          <text:p text:style-name="P1"><text:span text:style-name="T2">K. Girişi yap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6" draw:layer="layout" draw:type="line" svg:x1="58.4cm" svg:y1="28.6cm" svg:x2="60.5cm" svg:y2="28.8cm" draw:start-shape="id22" draw:start-glue-point="7" draw:end-shape="id23" draw:end-glue-point="5" svg:d="M58400 28600l2100 200" svg:viewBox="0 0 2101 201">
          <text:p/>
        </draw:connector>
        <draw:custom-shape draw:style-name="gr8" draw:text-style-name="P1" xml:id="id24" draw:id="id24" draw:layer="layout" svg:width="2.6cm" svg:height="1.8cm" svg:x="47.5cm" svg:y="16.3cm">
          <text:p text:style-name="P1"><text:span text:style-name="T2">K. Girişi yap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6" draw:layer="layout" draw:type="line" svg:x1="46.4cm" svg:y1="17.2cm" svg:x2="47.5cm" svg:y2="17.2cm" draw:start-shape="id12" draw:start-glue-point="7" draw:end-shape="id24" draw:end-glue-point="5" svg:d="M46400 17200h1100" svg:viewBox="0 0 1101 1">
          <text:p/>
        </draw:connector>
        <draw:connector draw:style-name="gr3" draw:text-style-name="P6" draw:layer="layout" svg:x1="50.1cm" svg:y1="17.2cm" svg:x2="70cm" svg:y2="10.35cm" draw:start-shape="id24" draw:start-glue-point="7" draw:end-shape="id25" draw:end-glue-point="3" svg:d="M50100 17200h9951v-6850h9949" svg:viewBox="0 0 19901 6851">
          <text:p/>
        </draw:connector>
        <draw:connector draw:style-name="gr3" draw:text-style-name="P6" draw:layer="layout" svg:x1="63.1cm" svg:y1="28.8cm" svg:x2="70cm" svg:y2="10.35cm" draw:start-shape="id23" draw:start-glue-point="7" draw:end-shape="id25" svg:d="M63100 28800h3451v-18450h3449" svg:viewBox="0 0 6901 18451">
          <text:p/>
        </draw:connector>
        <draw:custom-shape draw:style-name="gr9" draw:text-style-name="P1" xml:id="id26" draw:id="id26" draw:layer="layout" svg:width="3.4cm" svg:height="2.9cm" svg:x="46.3cm" svg:y="27cm">
          <text:p text:style-name="P1">Giriş “q” mu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6" draw:layer="layout" svg:x1="48cm" svg:y1="27cm" svg:x2="19.1cm" svg:y2="24.1cm" draw:start-shape="id26" draw:start-glue-point="4" draw:end-shape="id16" draw:end-glue-point="1" svg:d="M48000 27000v-2900h-28900" svg:viewBox="0 0 28901 2901">
          <text:p/>
        </draw:connector>
        <draw:custom-shape draw:style-name="gr4" draw:text-style-name="P5" xml:id="id28" draw:id="id28" draw:layer="layout" svg:width="2.9cm" svg:height="2.4cm" svg:x="70.9cm" svg:y="19.6cm">
          <text:p text:style-name="P1"><text:span text:style-name="T2">Todoları </text:span></text:p>
          <text:p text:style-name="P1"><text:span text:style-name="T2">görüntüleyin 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5" xml:id="id29" draw:id="id29" draw:layer="layout" svg:width="2.9cm" svg:height="2.4cm" svg:x="71cm" svg:y="24.8cm">
          <text:p text:style-name="P1"><text:span text:style-name="T2">Todo</text:span></text:p>
          <text:p text:style-name="P1"><text:span text:style-name="T2">Ekl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5" xml:id="id30" draw:id="id30" draw:layer="layout" svg:width="2.9cm" svg:height="2.4cm" svg:x="70.9cm" svg:y="33.05cm">
          <text:p text:style-name="P1"><text:span text:style-name="T2">Todo</text:span></text:p>
          <text:p text:style-name="P1"><text:span text:style-name="T2">Durumu </text:span></text:p>
          <text:p text:style-name="P1"><text:span text:style-name="T2">Değ.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5" xml:id="id31" draw:id="id31" draw:layer="layout" svg:width="2.9cm" svg:height="2.4cm" svg:x="71cm" svg:y="40.9cm">
          <text:p text:style-name="P1"><text:span text:style-name="T2">Todo</text:span></text:p>
          <text:p text:style-name="P1"><text:span text:style-name="T2">Metin </text:span></text:p>
          <text:p text:style-name="P1"><text:span text:style-name="T2">Günc.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5" xml:id="id32" draw:id="id32" draw:layer="layout" svg:width="2.9cm" svg:height="2.4cm" svg:x="71cm" svg:y="48.775cm">
          <text:p text:style-name="P1"><text:span text:style-name="T2">Todo</text:span></text:p>
          <text:p text:style-name="P1"><text:span text:style-name="T2">Sil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5" xml:id="id33" draw:id="id33" draw:layer="layout" svg:width="2.9cm" svg:height="2.4cm" svg:x="70.85cm" svg:y="58.7cm">
          <text:p text:style-name="P1"><text:span text:style-name="T2">Kullanıcı </text:span></text:p>
          <text:p text:style-name="P1"><text:span text:style-name="T2">Sil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5" xml:id="id34" draw:id="id34" draw:layer="layout" svg:width="2.9cm" svg:height="2.4cm" svg:x="70.85cm" svg:y="64.2cm">
          <text:p text:style-name="P1"><text:span text:style-name="T2">Seçenekleri</text:span></text:p>
          <text:p text:style-name="P1"><text:span text:style-name="T2">Gör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8" draw:text-style-name="P1" xml:id="id27" draw:id="id27" draw:layer="layout" svg:width="2.6cm" svg:height="1.8cm" svg:x="71cm" svg:y="16.4cm">
          <text:p text:style-name="P1"><text:span text:style-name="T2">Seçenek ist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36" draw:id="id36" draw:layer="layout" svg:width="2.9cm" svg:height="2.4cm" svg:x="70.85cm" svg:y="68cm">
          <text:p text:style-name="P1"><text:span text:style-name="T2">Geri Dön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6" draw:layer="layout" draw:type="line" svg:x1="72.3cm" svg:y1="18.2cm" svg:x2="72.35cm" svg:y2="19.6cm" draw:start-shape="id27" draw:start-glue-point="6" draw:end-shape="id28" draw:end-glue-point="4" svg:d="M72300 18200l50 1400" svg:viewBox="0 0 51 1401">
          <text:p/>
        </draw:connector>
        <draw:connector draw:style-name="gr3" draw:text-style-name="P6" draw:layer="layout" draw:type="line" svg:x1="72.35cm" svg:y1="22cm" svg:x2="72.45cm" svg:y2="24.8cm" draw:start-shape="id28" draw:start-glue-point="6" draw:end-shape="id29" draw:end-glue-point="4" svg:d="M72350 22000l100 2800" svg:viewBox="0 0 101 2801">
          <text:p/>
        </draw:connector>
        <draw:connector draw:style-name="gr3" draw:text-style-name="P6" draw:layer="layout" draw:type="line" svg:x1="72.45cm" svg:y1="27.2cm" svg:x2="72.35cm" svg:y2="33.05cm" draw:start-shape="id29" draw:start-glue-point="6" draw:end-shape="id30" draw:end-glue-point="4" svg:d="M72450 27200l-100 5850" svg:viewBox="0 0 101 5851">
          <text:p/>
        </draw:connector>
        <draw:connector draw:style-name="gr3" draw:text-style-name="P6" draw:layer="layout" draw:type="line" svg:x1="72.35cm" svg:y1="35.45cm" svg:x2="72.45cm" svg:y2="40.9cm" draw:start-shape="id30" draw:start-glue-point="6" draw:end-shape="id31" draw:end-glue-point="4" svg:d="M72350 35450l100 5450" svg:viewBox="0 0 101 5451">
          <text:p/>
        </draw:connector>
        <draw:connector draw:style-name="gr3" draw:text-style-name="P6" draw:layer="layout" draw:type="line" svg:x1="72.45cm" svg:y1="43.3cm" svg:x2="72.45cm" svg:y2="48.775cm" draw:start-shape="id31" draw:start-glue-point="6" draw:end-shape="id32" draw:end-glue-point="4" svg:d="M72450 43300v5475" svg:viewBox="0 0 1 5476">
          <text:p/>
        </draw:connector>
        <draw:connector draw:style-name="gr3" draw:text-style-name="P6" draw:layer="layout" draw:type="line" svg:x1="72.45cm" svg:y1="51.175cm" svg:x2="72.3cm" svg:y2="58.7cm" draw:start-shape="id32" draw:start-glue-point="6" draw:end-shape="id33" draw:end-glue-point="4" svg:d="M72450 51175l-150 7525" svg:viewBox="0 0 151 7526">
          <text:p/>
        </draw:connector>
        <draw:connector draw:style-name="gr3" draw:text-style-name="P6" draw:layer="layout" draw:type="line" svg:x1="72.3cm" svg:y1="61.1cm" svg:x2="72.3cm" svg:y2="64.2cm" draw:start-shape="id33" draw:start-glue-point="6" draw:end-shape="id34" draw:end-glue-point="4" svg:d="M72300 61100v3100" svg:viewBox="0 0 1 3101">
          <text:p/>
        </draw:connector>
        <draw:connector draw:style-name="gr3" draw:text-style-name="P6" draw:layer="layout" draw:line-skew="-1.899cm" svg:x1="70.85cm" svg:y1="59.9cm" svg:x2="71cm" svg:y2="13.9cm" draw:start-shape="id33" draw:start-glue-point="5" draw:end-shape="id35" draw:end-glue-point="5" svg:d="M70850 59900h-2400v-46000h2550" svg:viewBox="0 0 2551 46001">
          <text:p/>
        </draw:connector>
        <draw:custom-shape draw:style-name="gr1" draw:text-style-name="P2" xml:id="id38" draw:id="id38" draw:layer="layout" svg:width="4cm" svg:height="2cm" svg:x="64.1cm" svg:y="68.1cm">
          <text:p text:style-name="P1"><text:span text:style-name="T1">Başlangıç </text:span><text:span text:style-name="T1"><text:line-break/></text:span><text:span text:style-name="T1">Seçenekler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6" draw:layer="layout" draw:type="line" svg:x1="72.3cm" svg:y1="66.6cm" svg:x2="72.3cm" svg:y2="68cm" draw:start-shape="id34" draw:start-glue-point="6" draw:end-shape="id36" draw:end-glue-point="4" svg:d="M72300 66600v1400" svg:viewBox="0 0 1 1401">
          <text:p/>
        </draw:connector>
        <draw:custom-shape draw:style-name="gr4" draw:text-style-name="P5" xml:id="id37" draw:id="id37" draw:layer="layout" svg:width="2.9cm" svg:height="2.4cm" svg:x="76.1cm" svg:y="19.6cm">
          <text:p text:style-name="P1"><text:span text:style-name="T2">K. Todosu</text:span></text:p>
          <text:p text:style-name="P1"><text:span text:style-name="T2">var mı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6" draw:layer="layout" draw:type="line" svg:x1="73.8cm" svg:y1="20.8cm" svg:x2="76.1cm" svg:y2="20.8cm" draw:start-shape="id28" draw:start-glue-point="7" draw:end-shape="id37" draw:end-glue-point="5" svg:d="M73800 20800h2300" svg:viewBox="0 0 2301 1">
          <text:p/>
        </draw:connector>
        <draw:connector draw:style-name="gr3" draw:text-style-name="P6" draw:layer="layout" draw:type="line" svg:x1="70.85cm" svg:y1="69.2cm" svg:x2="68.1cm" svg:y2="69.1cm" draw:start-shape="id36" draw:start-glue-point="5" draw:end-shape="id38" draw:end-glue-point="1" svg:d="M70850 69200l-2750-100" svg:viewBox="0 0 2751 101">
          <text:p/>
        </draw:connector>
        <draw:custom-shape draw:style-name="gr8" draw:text-style-name="P1" xml:id="id35" draw:id="id35" draw:layer="layout" svg:width="2.6cm" svg:height="1.8cm" svg:x="71cm" svg:y="13cm">
          <text:p text:style-name="P1"><text:span text:style-name="T2">Seçenekleri </text:span></text:p>
          <text:p text:style-name="P1"><text:span text:style-name="T2">Yazdı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6" draw:layer="layout" draw:type="line" svg:x1="72.1cm" svg:y1="11.6cm" svg:x2="72.3cm" svg:y2="13cm" draw:start-shape="id25" draw:start-glue-point="2" draw:end-shape="id35" draw:end-glue-point="4" svg:d="M72100 11600l200 1400" svg:viewBox="0 0 201 1401">
          <text:p/>
        </draw:connector>
        <draw:connector draw:style-name="gr3" draw:text-style-name="P6" draw:layer="layout" draw:type="line" svg:x1="72.3cm" svg:y1="14.8cm" svg:x2="72.3cm" svg:y2="16.4cm" draw:start-shape="id35" draw:start-glue-point="6" draw:end-shape="id27" draw:end-glue-point="4" svg:d="M72300 14800v1600" svg:viewBox="0 0 1 1601">
          <text:p/>
        </draw:connector>
        <draw:connector draw:style-name="gr3" draw:text-style-name="P6" draw:layer="layout" svg:x1="77.55cm" svg:y1="19.6cm" svg:x2="73.6cm" svg:y2="17.3cm" draw:start-shape="id37" draw:start-glue-point="4" draw:end-shape="id27" draw:end-glue-point="7" svg:d="M77550 19600v-2300h-3950" svg:viewBox="0 0 3951 2301">
          <text:p/>
        </draw:connector>
        <draw:custom-shape draw:style-name="gr10" draw:text-style-name="P1" xml:id="id39" draw:id="id39" draw:layer="layout" svg:width="4.2cm" svg:height="2.5cm" svg:x="81.1cm" svg:y="19.55cm">
          <text:p text:style-name="P1">Todolorı Yazdır 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6" draw:layer="layout" draw:type="line" svg:x1="79cm" svg:y1="20.8cm" svg:x2="81.1cm" svg:y2="20.8cm" draw:start-shape="id37" draw:start-glue-point="7" draw:end-shape="id39" draw:end-glue-point="3" svg:d="M79000 20800h2100" svg:viewBox="0 0 2101 1">
          <text:p/>
        </draw:connector>
        <draw:connector draw:style-name="gr3" draw:text-style-name="P6" draw:layer="layout" svg:x1="83.2cm" svg:y1="19.55cm" svg:x2="73.6cm" svg:y2="17.3cm" draw:start-shape="id39" draw:start-glue-point="0" draw:end-shape="id27" draw:end-glue-point="7" svg:d="M83200 19550v-2250h-9600" svg:viewBox="0 0 9601 2251">
          <text:p/>
        </draw:connector>
        <draw:connector draw:style-name="gr3" draw:text-style-name="P6" draw:layer="layout" draw:type="line" svg:x1="73.9cm" svg:y1="26cm" svg:x2="75.9cm" svg:y2="26cm" draw:start-shape="id29" draw:start-glue-point="7" draw:end-shape="id40" draw:end-glue-point="3" svg:d="M73900 26000h2000" svg:viewBox="0 0 2001 1">
          <text:p/>
        </draw:connector>
        <draw:custom-shape draw:style-name="gr10" draw:text-style-name="P1" xml:id="id40" draw:id="id40" draw:layer="layout" svg:width="4.2cm" svg:height="2.5cm" svg:x="75.9cm" svg:y="24.75cm">
          <text:p text:style-name="P1">Todo ist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41" draw:id="id41" draw:layer="layout" svg:width="2.9cm" svg:height="2.4cm" svg:x="81.4cm" svg:y="24.8cm">
          <text:p text:style-name="P1"><text:span text:style-name="T2">Girdi var mı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6" draw:layer="layout" draw:type="line" svg:x1="80.1cm" svg:y1="26cm" svg:x2="81.4cm" svg:y2="26cm" draw:start-shape="id40" draw:start-glue-point="1" draw:end-shape="id41" draw:end-glue-point="5" svg:d="M80100 26000h1300" svg:viewBox="0 0 1301 1">
          <text:p/>
        </draw:connector>
        <draw:custom-shape draw:style-name="gr11" draw:text-style-name="P1" xml:id="id43" draw:id="id43" draw:layer="layout" svg:width="2.6cm" svg:height="0.7cm" svg:x="86cm" svg:y="23cm">
          <text:p text:style-name="P1"><text:span text:style-name="T2">Seçenek ist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42" draw:id="id42" draw:layer="layout" svg:width="2.9cm" svg:height="2.4cm" svg:x="85.9cm" svg:y="24.8cm">
          <text:p text:style-name="P1"><text:span text:style-name="T2">Giriş “q” mu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6" draw:layer="layout" draw:type="line" svg:x1="84.3cm" svg:y1="26cm" svg:x2="85.9cm" svg:y2="26cm" draw:start-shape="id41" draw:start-glue-point="7" draw:end-shape="id42" draw:end-glue-point="5" svg:d="M84300 26000h1600" svg:viewBox="0 0 1601 1">
          <text:p/>
        </draw:connector>
        <draw:connector draw:style-name="gr3" draw:text-style-name="P6" draw:layer="layout" draw:type="line" svg:x1="87.35cm" svg:y1="24.8cm" svg:x2="87.3cm" svg:y2="23.7cm" draw:start-shape="id42" draw:start-glue-point="4" draw:end-shape="id43" draw:end-glue-point="6" svg:d="M87350 24800l-50-1100" svg:viewBox="0 0 51 1101">
          <text:p/>
        </draw:connector>
        <draw:connector draw:style-name="gr3" draw:text-style-name="P6" draw:layer="layout" draw:type="line" svg:x1="88.8cm" svg:y1="26cm" svg:x2="91.7cm" svg:y2="26cm" draw:start-shape="id42" draw:start-glue-point="7" draw:end-shape="id44" draw:end-glue-point="3" svg:d="M88800 26000h2900" svg:viewBox="0 0 2901 1">
          <text:p/>
        </draw:connector>
        <draw:custom-shape draw:style-name="gr10" draw:text-style-name="P1" xml:id="id44" draw:id="id44" draw:layer="layout" svg:width="4.2cm" svg:height="2.5cm" svg:x="91.7cm" svg:y="24.75cm">
          <text:p text:style-name="P1">Todoyu Db’ye kaydet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6" draw:layer="layout" draw:line-skew="1.048cm" svg:x1="82.85cm" svg:y1="27.2cm" svg:x2="78cm" svg:y2="27.25cm" draw:start-shape="id41" draw:start-glue-point="6" draw:end-shape="id40" svg:d="M82850 27200v1600h-4850v-1550" svg:viewBox="0 0 4851 1601">
          <text:p/>
        </draw:connector>
        <draw:connector draw:style-name="gr3" draw:text-style-name="P6" draw:layer="layout" draw:line-skew="1.098cm" svg:x1="93.8cm" svg:y1="27.25cm" svg:x2="78cm" svg:y2="27.25cm" draw:start-shape="id44" draw:start-glue-point="2" draw:end-shape="id40" draw:end-glue-point="2" svg:d="M93800 27250v1600h-15800v-1600" svg:viewBox="0 0 15801 1601">
          <text:p/>
        </draw:connector>
        <draw:custom-shape draw:style-name="gr10" draw:text-style-name="P1" xml:id="id45" draw:id="id45" draw:layer="layout" svg:width="4.2cm" svg:height="2.5cm" svg:x="75.3cm" svg:y="33cm">
          <text:p text:style-name="P1">Todo Numarası ist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6" draw:layer="layout" draw:type="line" svg:x1="73.8cm" svg:y1="34.25cm" svg:x2="75.3cm" svg:y2="34.25cm" draw:start-shape="id30" draw:start-glue-point="7" draw:end-shape="id45" svg:d="M73800 34250h1500" svg:viewBox="0 0 1501 1">
          <text:p/>
        </draw:connector>
        <draw:custom-shape draw:style-name="gr4" draw:text-style-name="P5" xml:id="id46" draw:id="id46" draw:layer="layout" svg:width="2.9cm" svg:height="2.4cm" svg:x="80.9cm" svg:y="33.05cm">
          <text:p text:style-name="P1"><text:span text:style-name="T2">Girdi var mı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6" draw:layer="layout" draw:type="line" svg:x1="79.5cm" svg:y1="34.25cm" svg:x2="80.9cm" svg:y2="34.25cm" draw:start-shape="id45" draw:start-glue-point="1" draw:end-shape="id46" draw:end-glue-point="5" svg:d="M79500 34250h1400" svg:viewBox="0 0 1401 1">
          <text:p/>
        </draw:connector>
        <draw:connector draw:style-name="gr3" draw:text-style-name="P6" draw:layer="layout" draw:line-skew="0.998cm" svg:x1="82.35cm" svg:y1="35.45cm" svg:x2="77.4cm" svg:y2="35.5cm" draw:start-shape="id46" draw:start-glue-point="6" draw:end-shape="id45" draw:end-glue-point="2" svg:d="M82350 35450v1550h-4950v-1500" svg:viewBox="0 0 4951 1551">
          <text:p/>
        </draw:connector>
        <draw:connector draw:style-name="gr3" draw:text-style-name="P6" draw:layer="layout" draw:type="line" svg:x1="87.346cm" svg:y1="24.801cm" svg:x2="87.296cm" svg:y2="23.701cm" svg:d="M87346 24801l-50-1100" svg:viewBox="0 0 51 1101">
          <text:p/>
        </draw:connector>
        <draw:connector draw:style-name="gr3" draw:text-style-name="P6" draw:layer="layout" draw:type="line" svg:x1="87.346cm" svg:y1="24.801cm" svg:x2="87.296cm" svg:y2="23.701cm" svg:d="M87346 24801l-50-1100" svg:viewBox="0 0 51 1101">
          <text:p/>
        </draw:connector>
        <draw:custom-shape draw:style-name="gr4" draw:text-style-name="P5" xml:id="id47" draw:id="id47" draw:layer="layout" svg:width="2.9cm" svg:height="2.4cm" svg:x="85.2cm" svg:y="33.05cm">
          <text:p text:style-name="P1"><text:span text:style-name="T2">Giriş “q” mu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1" draw:text-style-name="P1" xml:id="id48" draw:id="id48" draw:layer="layout" svg:width="2.6cm" svg:height="0.7cm" svg:x="85.3cm" svg:y="31.1cm">
          <text:p text:style-name="P1"><text:span text:style-name="T2">Seçenek ist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6" draw:layer="layout" draw:type="line" svg:x1="86.65cm" svg:y1="33.05cm" svg:x2="86.6cm" svg:y2="31.8cm" draw:start-shape="id47" draw:start-glue-point="4" draw:end-shape="id48" draw:end-glue-point="6" svg:d="M86650 33050l-50-1250" svg:viewBox="0 0 51 1251">
          <text:p/>
        </draw:connector>
        <draw:connector draw:style-name="gr3" draw:text-style-name="P6" draw:layer="layout" draw:type="line" svg:x1="83.8cm" svg:y1="34.25cm" svg:x2="85.2cm" svg:y2="34.25cm" draw:start-shape="id46" draw:start-glue-point="7" draw:end-shape="id47" draw:end-glue-point="5" svg:d="M83800 34250h1400" svg:viewBox="0 0 1401 1">
          <text:p/>
        </draw:connector>
        <draw:custom-shape draw:style-name="gr10" draw:text-style-name="P1" xml:id="id49" draw:id="id49" draw:layer="layout" svg:width="4.2cm" svg:height="2.5cm" svg:x="89.5cm" svg:y="33cm">
          <text:p text:style-name="P1">Todo Durumunu</text:p>
          <text:p text:style-name="P1"><text:s/>Değişti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6" draw:layer="layout" svg:x1="91.6cm" svg:y1="33cm" svg:x2="87.9cm" svg:y2="31.45cm" draw:start-shape="id49" draw:start-glue-point="0" draw:end-shape="id48" draw:end-glue-point="7" svg:d="M91600 33000v-1550h-3700" svg:viewBox="0 0 3701 1551">
          <text:p/>
        </draw:connector>
        <draw:connector draw:style-name="gr3" draw:text-style-name="P6" draw:layer="layout" draw:type="line" svg:x1="88.1cm" svg:y1="34.25cm" svg:x2="89.5cm" svg:y2="34.25cm" draw:start-shape="id47" draw:start-glue-point="7" draw:end-shape="id49" draw:end-glue-point="3" svg:d="M88100 34250h1400" svg:viewBox="0 0 1401 1">
          <text:p/>
        </draw:connector>
        <draw:custom-shape draw:style-name="gr10" draw:text-style-name="P1" xml:id="id50" draw:id="id50" draw:layer="layout" svg:width="4.2cm" svg:height="2.5cm" svg:x="74.8cm" svg:y="40.7cm">
          <text:p text:style-name="P1">Todo Numarası ist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51" draw:id="id51" draw:layer="layout" svg:width="2.9cm" svg:height="2.4cm" svg:x="80.6cm" svg:y="40.7cm">
          <text:p text:style-name="P1"><text:span text:style-name="T2">Girdi var mı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6" draw:layer="layout" draw:type="line" svg:x1="73.9cm" svg:y1="42.1cm" svg:x2="74.8cm" svg:y2="41.95cm" draw:start-shape="id31" draw:start-glue-point="7" draw:end-shape="id50" draw:end-glue-point="3" svg:d="M73900 42100l900-150" svg:viewBox="0 0 901 151">
          <text:p/>
        </draw:connector>
        <draw:connector draw:style-name="gr3" draw:text-style-name="P6" draw:layer="layout" draw:type="line" svg:x1="79cm" svg:y1="41.95cm" svg:x2="80.6cm" svg:y2="41.9cm" draw:start-shape="id50" draw:start-glue-point="1" draw:end-shape="id51" draw:end-glue-point="5" svg:d="M79000 41950l1600-50" svg:viewBox="0 0 1601 51">
          <text:p/>
        </draw:connector>
        <draw:connector draw:style-name="gr3" draw:text-style-name="P6" draw:layer="layout" draw:line-skew="0.998cm" svg:x1="82.05cm" svg:y1="43.1cm" svg:x2="76.9cm" svg:y2="43.2cm" draw:start-shape="id51" draw:start-glue-point="6" draw:end-shape="id50" draw:end-glue-point="2" svg:d="M82050 43100v1600h-5150v-1500" svg:viewBox="0 0 5151 1601">
          <text:p/>
        </draw:connector>
        <draw:custom-shape draw:style-name="gr4" draw:text-style-name="P5" xml:id="id52" draw:id="id52" draw:layer="layout" svg:width="2.9cm" svg:height="2.4cm" svg:x="84.7cm" svg:y="40.65cm">
          <text:p text:style-name="P1"><text:span text:style-name="T2">Giriş “q” mu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1" draw:text-style-name="P1" xml:id="id53" draw:id="id53" draw:layer="layout" svg:width="2.6cm" svg:height="0.7cm" svg:x="84.8cm" svg:y="38.7cm">
          <text:p text:style-name="P1"><text:span text:style-name="T2">Seçenek ist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6" draw:layer="layout" draw:type="line" svg:x1="86.15cm" svg:y1="40.65cm" svg:x2="86.1cm" svg:y2="39.4cm" draw:start-shape="id52" draw:start-glue-point="4" draw:end-shape="id53" draw:end-glue-point="6" svg:d="M86150 40650l-50-1250" svg:viewBox="0 0 51 1251">
          <text:p/>
        </draw:connector>
        <draw:custom-shape draw:style-name="gr10" draw:text-style-name="P1" xml:id="id54" draw:id="id54" draw:layer="layout" svg:width="4.2cm" svg:height="2.5cm" svg:x="89cm" svg:y="40.6cm">
          <text:p text:style-name="P1">Todo Metnini</text:p>
          <text:p text:style-name="P1"><text:s/>İst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6" draw:layer="layout" draw:type="line" svg:x1="87.6cm" svg:y1="41.85cm" svg:x2="89cm" svg:y2="41.85cm" draw:start-shape="id52" draw:start-glue-point="7" draw:end-shape="id54" draw:end-glue-point="3" svg:d="M87600 41850h1400" svg:viewBox="0 0 1401 1">
          <text:p/>
        </draw:connector>
        <draw:connector draw:style-name="gr3" draw:text-style-name="P6" draw:layer="layout" draw:type="line" svg:x1="83.5cm" svg:y1="41.9cm" svg:x2="84.7cm" svg:y2="41.85cm" draw:start-shape="id51" draw:start-glue-point="7" draw:end-shape="id52" draw:end-glue-point="5" svg:d="M83500 41900l1200-50" svg:viewBox="0 0 1201 51">
          <text:p/>
        </draw:connector>
        <draw:custom-shape draw:style-name="gr4" draw:text-style-name="P5" xml:id="id55" draw:id="id55" draw:layer="layout" svg:width="2.9cm" svg:height="2.4cm" svg:x="94.8cm" svg:y="40.7cm">
          <text:p text:style-name="P1"><text:span text:style-name="T2">Girdi Var mı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6" draw:layer="layout" draw:type="line" svg:x1="93.2cm" svg:y1="41.85cm" svg:x2="94.8cm" svg:y2="41.9cm" draw:start-shape="id54" draw:start-glue-point="1" draw:end-shape="id55" draw:end-glue-point="5" svg:d="M93200 41850l1600 50" svg:viewBox="0 0 1601 51">
          <text:p/>
        </draw:connector>
        <draw:connector draw:style-name="gr3" draw:text-style-name="P6" draw:layer="layout" svg:x1="96.25cm" svg:y1="40.7cm" svg:x2="87.4cm" svg:y2="39.05cm" draw:start-shape="id55" draw:start-glue-point="4" draw:end-shape="id53" draw:end-glue-point="7" svg:d="M96250 40700v-1650h-8850" svg:viewBox="0 0 8851 1651">
          <text:p/>
        </draw:connector>
        <draw:custom-shape draw:style-name="gr10" draw:text-style-name="P1" xml:id="id56" draw:id="id56" draw:layer="layout" svg:width="4.2cm" svg:height="2.5cm" svg:x="98.9cm" svg:y="40.5cm">
          <text:p text:style-name="P1">Todo Metnini</text:p>
          <text:p text:style-name="P1"><text:s/>Güncell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6" draw:layer="layout" draw:type="line" svg:x1="97.7cm" svg:y1="41.9cm" svg:x2="98.9cm" svg:y2="41.75cm" draw:start-shape="id55" draw:start-glue-point="7" draw:end-shape="id56" draw:end-glue-point="3" svg:d="M97700 41900l1200-150" svg:viewBox="0 0 1201 151">
          <text:p/>
        </draw:connector>
        <draw:connector draw:style-name="gr3" draw:text-style-name="P6" draw:layer="layout" svg:x1="101cm" svg:y1="40.5cm" svg:x2="87.4cm" svg:y2="39.05cm" draw:start-shape="id56" draw:start-glue-point="0" draw:end-shape="id53" draw:end-glue-point="7" svg:d="M101000 40500v-1450h-13600" svg:viewBox="0 0 13601 1451">
          <text:p/>
        </draw:connector>
        <draw:custom-shape draw:style-name="gr10" draw:text-style-name="P1" xml:id="id57" draw:id="id57" draw:layer="layout" svg:width="4.2cm" svg:height="2.5cm" svg:x="74.5cm" svg:y="48.725cm">
          <text:p text:style-name="P1">Todo Numarası ist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58" draw:id="id58" draw:layer="layout" svg:width="2.9cm" svg:height="2.4cm" svg:x="80.3cm" svg:y="48.775cm">
          <text:p text:style-name="P1"><text:span text:style-name="T2">Girdi var mı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6" draw:layer="layout" draw:type="line" svg:x1="78.7cm" svg:y1="49.975cm" svg:x2="80.3cm" svg:y2="49.975cm" draw:start-shape="id57" draw:start-glue-point="1" draw:end-shape="id58" draw:end-glue-point="5" svg:d="M78700 49975h1600" svg:viewBox="0 0 1601 1">
          <text:p/>
        </draw:connector>
        <draw:connector draw:style-name="gr3" draw:text-style-name="P6" draw:layer="layout" draw:line-skew="0.998cm" svg:x1="81.75cm" svg:y1="51.175cm" svg:x2="76.6cm" svg:y2="51.225cm" draw:start-shape="id58" draw:start-glue-point="6" draw:end-shape="id57" draw:end-glue-point="2" svg:d="M81750 51175v1550h-5150v-1500" svg:viewBox="0 0 5151 1551">
          <text:p/>
        </draw:connector>
        <draw:custom-shape draw:style-name="gr4" draw:text-style-name="P5" xml:id="id59" draw:id="id59" draw:layer="layout" svg:width="2.9cm" svg:height="2.4cm" svg:x="84.4cm" svg:y="48.775cm">
          <text:p text:style-name="P1"><text:span text:style-name="T2">Giriş “q” mu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1" draw:text-style-name="P1" xml:id="id60" draw:id="id60" draw:layer="layout" svg:width="2.6cm" svg:height="0.7cm" svg:x="84.5cm" svg:y="46cm">
          <text:p text:style-name="P1"><text:span text:style-name="T2">Seçenek ist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6" draw:layer="layout" draw:type="line" svg:x1="85.85cm" svg:y1="48.775cm" svg:x2="85.8cm" svg:y2="46.7cm" draw:start-shape="id59" draw:start-glue-point="4" draw:end-shape="id60" draw:end-glue-point="6" svg:d="M85850 48775l-50-2075" svg:viewBox="0 0 51 2076">
          <text:p/>
        </draw:connector>
        <draw:connector draw:style-name="gr3" draw:text-style-name="P6" draw:layer="layout" draw:type="line" svg:x1="83.2cm" svg:y1="49.975cm" svg:x2="84.4cm" svg:y2="49.975cm" draw:start-shape="id58" draw:start-glue-point="7" draw:end-shape="id59" draw:end-glue-point="5" svg:d="M83200 49975h1200" svg:viewBox="0 0 1201 1">
          <text:p/>
        </draw:connector>
        <draw:connector draw:style-name="gr3" draw:text-style-name="P6" draw:layer="layout" draw:type="line" svg:x1="73.9cm" svg:y1="49.975cm" svg:x2="74.5cm" svg:y2="49.975cm" draw:start-shape="id32" draw:start-glue-point="7" draw:end-shape="id57" draw:end-glue-point="3" svg:d="M73900 49975h600" svg:viewBox="0 0 601 1">
          <text:p/>
        </draw:connector>
        <draw:custom-shape draw:style-name="gr4" draw:text-style-name="P5" xml:id="id61" draw:id="id61" draw:layer="layout" svg:width="2.9cm" svg:height="2.4cm" svg:x="89.4cm" svg:y="48.775cm">
          <text:p text:style-name="P1"><text:span text:style-name="T2">Emin Misin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6" draw:layer="layout" svg:x1="90.85cm" svg:y1="48.775cm" svg:x2="87.1cm" svg:y2="46.35cm" draw:start-shape="id61" draw:start-glue-point="4" draw:end-shape="id60" draw:end-glue-point="7" svg:d="M90850 48775v-2425h-3750" svg:viewBox="0 0 3751 2426">
          <text:p/>
        </draw:connector>
        <draw:connector draw:style-name="gr3" draw:text-style-name="P6" draw:layer="layout" draw:type="line" svg:x1="87.3cm" svg:y1="49.975cm" svg:x2="89.78cm" svg:y2="49.699cm" draw:start-shape="id59" draw:start-glue-point="7" svg:d="M87300 49975l2480-276" svg:viewBox="0 0 2481 277">
          <text:p/>
        </draw:connector>
        <draw:custom-shape draw:style-name="gr10" draw:text-style-name="P1" xml:id="id62" draw:id="id62" draw:layer="layout" svg:width="4.2cm" svg:height="2.5cm" svg:x="93.3cm" svg:y="48.725cm">
          <text:p text:style-name="P1">Todo Sil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6" draw:layer="layout" draw:type="line" svg:x1="92.3cm" svg:y1="49.975cm" svg:x2="93.3cm" svg:y2="49.975cm" draw:start-shape="id61" draw:start-glue-point="7" draw:end-shape="id62" draw:end-glue-point="3" svg:d="M92300 49975h1000" svg:viewBox="0 0 1001 1">
          <text:p/>
        </draw:connector>
        <draw:custom-shape draw:style-name="gr10" draw:text-style-name="P1" xml:id="id63" draw:id="id63" draw:layer="layout" svg:width="4.2cm" svg:height="2.5cm" svg:x="74.9cm" svg:y="58.59cm">
          <text:p text:style-name="P1">Kullanıcı Şifresi </text:p>
          <text:p text:style-name="P1">İst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6" draw:layer="layout" draw:type="line" svg:x1="73.75cm" svg:y1="59.9cm" svg:x2="74.9cm" svg:y2="59.84cm" draw:start-shape="id33" draw:start-glue-point="7" draw:end-shape="id63" draw:end-glue-point="3" svg:d="M73750 59900l1150-60" svg:viewBox="0 0 1151 61">
          <text:p/>
        </draw:connector>
        <draw:custom-shape draw:style-name="gr4" draw:text-style-name="P5" xml:id="id64" draw:id="id64" draw:layer="layout" svg:width="2.9cm" svg:height="2.4cm" svg:x="80.4cm" svg:y="58.58cm">
          <text:p text:style-name="P1"><text:span text:style-name="T2">Giriş “q” mu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1" draw:text-style-name="P1" xml:id="id65" draw:id="id65" draw:layer="layout" svg:width="2.6cm" svg:height="0.7cm" svg:x="80.6cm" svg:y="56.4cm">
          <text:p text:style-name="P1"><text:span text:style-name="T2">Seçenek ist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6" draw:layer="layout" draw:type="line" svg:x1="81.85cm" svg:y1="58.58cm" svg:x2="81.9cm" svg:y2="57.1cm" draw:start-shape="id64" draw:start-glue-point="4" draw:end-shape="id65" draw:end-glue-point="6" svg:d="M81850 58580l50-1480" svg:viewBox="0 0 51 1481">
          <text:p/>
        </draw:connector>
        <draw:connector draw:style-name="gr3" draw:text-style-name="P6" draw:layer="layout" draw:type="line" svg:x1="79.1cm" svg:y1="59.84cm" svg:x2="80.4cm" svg:y2="59.78cm" draw:start-shape="id63" draw:start-glue-point="1" draw:end-shape="id64" draw:end-glue-point="5" svg:d="M79100 59840l1300-60" svg:viewBox="0 0 1301 61">
          <text:p/>
        </draw:connector>
        <draw:custom-shape draw:style-name="gr4" draw:text-style-name="P5" xml:id="id66" draw:id="id66" draw:layer="layout" svg:width="2.9cm" svg:height="2.4cm" svg:x="84.7cm" svg:y="58.52cm">
          <text:p text:style-name="P1"><text:span text:style-name="T2">Şifre</text:span></text:p>
          <text:p text:style-name="P1"><text:span text:style-name="T2"><text:s/></text:span><text:span text:style-name="T2">Doğru mu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6" draw:layer="layout" draw:line-skew="1.198cm" svg:x1="86.15cm" svg:y1="60.92cm" svg:x2="77cm" svg:y2="61.09cm" draw:start-shape="id66" draw:start-glue-point="6" draw:end-shape="id63" draw:end-glue-point="2" svg:d="M86150 60920v1870h-9150v-1700" svg:viewBox="0 0 9151 1871">
          <text:p/>
        </draw:connector>
        <draw:connector draw:style-name="gr3" draw:text-style-name="P6" draw:layer="layout" draw:type="line" svg:x1="83.3cm" svg:y1="59.78cm" svg:x2="84.7cm" svg:y2="59.72cm" draw:start-shape="id64" draw:start-glue-point="7" draw:end-shape="id66" draw:end-glue-point="5" svg:d="M83300 59780l1400-60" svg:viewBox="0 0 1401 61">
          <text:p/>
        </draw:connector>
        <draw:custom-shape draw:style-name="gr4" draw:text-style-name="P5" xml:id="id67" draw:id="id67" draw:layer="layout" svg:width="2.9cm" svg:height="2.4cm" svg:x="88.8cm" svg:y="58.4cm">
          <text:p text:style-name="P1"><text:span text:style-name="T2">Emin Misin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0" draw:text-style-name="P1" xml:id="id68" draw:id="id68" draw:layer="layout" svg:width="4.2cm" svg:height="2.5cm" svg:x="93.5cm" svg:y="58.44cm">
          <text:p text:style-name="P1">Kullanıcıları</text:p>
          <text:p text:style-name="P1"><text:s/>Todolarını Sil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6" draw:layer="layout" draw:type="line" svg:x1="91.7cm" svg:y1="59.6cm" svg:x2="93.5cm" svg:y2="59.69cm" draw:start-shape="id67" draw:start-glue-point="7" draw:end-shape="id68" draw:end-glue-point="3" svg:d="M91700 59600l1800 90" svg:viewBox="0 0 1801 91">
          <text:p/>
        </draw:connector>
        <draw:connector draw:style-name="gr3" draw:text-style-name="P6" draw:layer="layout" svg:x1="90.25cm" svg:y1="58.4cm" svg:x2="83.2cm" svg:y2="56.75cm" draw:start-shape="id67" draw:start-glue-point="4" draw:end-shape="id65" draw:end-glue-point="7" svg:d="M90250 58400v-1650h-7050" svg:viewBox="0 0 7051 1651">
          <text:p/>
        </draw:connector>
        <draw:custom-shape draw:style-name="gr12" draw:text-style-name="P2" xml:id="id69" draw:id="id69" draw:layer="layout" svg:width="4cm" svg:height="1.2cm" svg:x="93.6cm" svg:y="55.1cm">
          <text:p text:style-name="P1"><text:span text:style-name="T1">Başlangıç </text:span><text:span text:style-name="T1"><text:line-break/></text:span><text:span text:style-name="T1">Seçenekler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6" draw:layer="layout" draw:type="line" svg:x1="95.6cm" svg:y1="58.44cm" svg:x2="95.6cm" svg:y2="56.3cm" draw:start-shape="id68" draw:start-glue-point="0" draw:end-shape="id69" draw:end-glue-point="2" svg:d="M95600 58440v-2140" svg:viewBox="0 0 1 2141">
          <text:p/>
        </draw:connector>
        <draw:connector draw:style-name="gr3" draw:text-style-name="P6" draw:layer="layout" draw:type="line" svg:x1="87.6cm" svg:y1="59.72cm" svg:x2="88.8cm" svg:y2="59.6cm" draw:start-shape="id66" draw:start-glue-point="7" draw:end-shape="id67" svg:d="M87600 59720l1200-120" svg:viewBox="0 0 1201 121">
          <text:p/>
        </draw:connector>
        <draw:custom-shape draw:style-name="gr8" draw:text-style-name="P1" xml:id="id6" draw:id="id6" draw:layer="layout" svg:width="2.6cm" svg:height="1.8cm" svg:x="11.9cm" svg:y="38.4cm">
          <text:p text:style-name="P1"><text:span text:style-name="T2">Çıkış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3" draw:text-style-name="P8" draw:layer="layout" svg:width="63.5cm" svg:height="4.3cm" svg:x="13.7cm" svg:y="3cm">
          <draw:text-box>
            <text:p><text:span text:style-name="T3">Todo App python console activity diagram</text:span></text:p>
          </draw:text-box>
        </draw:frame>
        <draw:frame draw:style-name="gr14" draw:text-style-name="P9" draw:layer="layout" svg:width="16.6cm" svg:height="2.3cm" svg:x="86.8cm" svg:y="3.4cm">
          <draw:text-box>
            <text:p><text:span text:style-name="T4">02.24.2018</text:span></text:p>
          </draw:text-box>
        </draw:frame>
        <draw:connector draw:style-name="gr3" draw:text-style-name="P6" draw:layer="layout" draw:type="line" svg:x1="45.4cm" svg:y1="28.6cm" svg:x2="46.3cm" svg:y2="28.45cm" draw:start-shape="id20" draw:start-glue-point="7" draw:end-shape="id26" draw:end-glue-point="5" svg:d="M45400 28600l900-150" svg:viewBox="0 0 901 151">
          <text:p/>
        </draw:connector>
        <draw:connector draw:style-name="gr3" draw:text-style-name="P6" draw:layer="layout" draw:type="line" svg:x1="49.7cm" svg:y1="28.45cm" svg:x2="50.5cm" svg:y2="28.65cm" draw:start-shape="id26" draw:start-glue-point="7" draw:end-shape="id21" draw:end-glue-point="5" svg:d="M49700 28450l800 200" svg:viewBox="0 0 801 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tr" fo:country="T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0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Dolgusu_20_ve_20_çizgisi_20_olmayan_20_nesne" style:display-name="Dolgusu ve çizgisi olmayan nes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solid" svg:stroke-color="#000000" draw:fill="none" draw:auto-grow-width="true"/>
      <style:paragraph-properties fo:margin-left="0cm" fo:margin-right="0cm" fo:text-align="start" fo:text-indent="0cm">
        <style:tab-stops/>
      </style:paragraph-properties>
      <style:text-properties fo:font-size="11pt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arsayılan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7T21:13:12.903000000</meta:creation-date>
    <dc:date>2019-02-26T13:47:01.112000000</dc:date>
    <meta:editing-duration>PT10H28M18S</meta:editing-duration>
    <meta:editing-cycles>7</meta:editing-cycles>
    <meta:generator>LibreOffice/6.1.2.1$Windows_X86_64 LibreOffice_project/65905a128db06ba48db947242809d14d3f9a93fe</meta:generator>
    <meta:document-statistic meta:object-count="163"/>
  </office:meta>
</office:document-meta>
</file>